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1e9cec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paragraph-rsid="001e9cec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paragraph-rsid="001e9cec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1e9ce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1f6a4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22b077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weight="bold" officeooo:rsid="001e9cec" officeooo:paragraph-rsid="0022b077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weight="bold" officeooo:rsid="001e9cec" officeooo:paragraph-rsid="0030abc1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e9cec" style:font-size-asian="13pt" style:font-size-complex="13pt"/>
    </style:style>
    <style:style style:name="P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e9cec" style:font-size-asian="13pt" style:font-size-complex="13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3pt" officeooo:paragraph-rsid="001e9cec" style:font-size-asian="13pt" style:font-size-complex="13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1f6a4d" style:font-size-asian="13pt" style:font-size-complex="13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3pt" style:font-size-asian="13pt" style:font-size-complex="13pt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style:font-name="Apple SD 산돌고딕 Neo" fo:font-size="13pt" style:font-size-asian="13pt" style:font-size-complex="13pt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style="normal" fo:font-weight="normal" officeooo:paragraph-rsid="001f6a4d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normal" officeooo:rsid="001e9cec" officeooo:paragraph-rsid="0024573f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f6a4d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f6a4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officeooo:paragraph-rsid="002f4258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f6a4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weight="normal" officeooo:rsid="001e9cec" officeooo:paragraph-rsid="0024573f" fo:background-color="transparent" style:font-size-asian="14pt" style:font-weight-asian="normal" style:font-size-complex="14pt" style:font-weight-complex="normal"/>
    </style:style>
    <style:style style:name="P27" style:family="paragraph" style:parent-style-name="Heading_20_2">
      <style:paragraph-properties fo:margin-top="0cm" fo:margin-bottom="0cm" style:contextual-spacing="false" fo:line-height="100%" fo:text-align="justify" style:justify-single-word="false"/>
      <style:text-properties officeooo:paragraph-rsid="00310350"/>
    </style:style>
    <style:style style:name="P2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pple SD 산돌고딕 Neo" fo:font-size="14pt" fo:background-color="transparent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style="italic" fo:font-weight="normal" officeooo:rsid="003256f2" officeooo:paragraph-rsid="00310350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weight="normal" officeooo:rsid="001e9cec" officeooo:paragraph-rsid="00310350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pple SD 산돌고딕 Neo" fo:font-size="14pt" officeooo:paragraph-rsid="00310350" fo:background-color="transparent" style:font-size-asian="14pt" style:font-size-complex="14p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fo:font-weight="bold" officeooo:paragraph-rsid="00310350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310350" style:font-size-asian="13pt" style:font-size-complex="13pt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weight="bold" officeooo:rsid="001e9cec" officeooo:paragraph-rsid="00310350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rsid="001e9cec" officeooo:paragraph-rsid="00310350" style:font-size-asian="13pt" style:font-weight-asian="bold" style:font-size-complex="13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bold" officeooo:paragraph-rsid="00310350" style:font-size-asian="13pt" style:font-weight-asian="bold" style:font-size-complex="13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weight="normal" officeooo:rsid="001e9cec" officeooo:paragraph-rsid="00310350" style:font-size-asian="13pt" style:font-weight-asian="normal" style:font-size-complex="13pt" style:font-weight-complex="normal"/>
    </style:style>
    <style:style style:name="P38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Apple SD 산돌고딕 Neo" fo:font-size="13pt" fo:font-style="italic" officeooo:paragraph-rsid="001e9cec" fo:background-color="transparent" style:font-size-asian="13pt" style:font-style-asian="italic" style:font-size-complex="13pt" style:font-style-complex="italic"/>
    </style:style>
    <style:style style:name="P39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Apple SD 산돌고딕 Neo" fo:font-size="13pt" fo:font-style="italic" officeooo:paragraph-rsid="00310350" fo:background-color="transparent" style:font-size-asian="13pt" style:font-style-asian="italic" style:font-size-complex="13pt" style:font-style-complex="italic"/>
    </style:style>
    <style:style style:name="P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pple SD 산돌고딕 Neo" fo:font-size="14pt" fo:font-weight="normal" officeooo:rsid="003256f2" officeooo:paragraph-rsid="00310350" fo:background-color="transparent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margin-top="0cm" fo:margin-bottom="0cm" style:contextual-spacing="false" fo:padding="0cm" fo:border="none"/>
      <style:text-properties fo:color="#000000" loext:opacity="100%" style:font-name="Apple SD 산돌고딕 Neo" fo:font-size="14pt" fo:font-style="italic" fo:font-weight="normal" officeooo:paragraph-rsid="00310350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2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2d7fd5"/>
    </style:style>
    <style:style style:name="P43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f6a4d"/>
    </style:style>
    <style:style style:name="P44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45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1e9cec"/>
    </style:style>
    <style:style style:name="P46" style:family="paragraph" style:parent-style-name="Text_20_body" style:list-style-name="L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47" style:family="paragraph" style:parent-style-name="Text_20_body" style:list-style-name="L1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  <style:text-properties officeooo:paragraph-rsid="00310350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310350"/>
    </style:style>
    <style:style style:name="P49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officeooo:paragraph-rsid="00310350"/>
    </style:style>
    <style:style style:name="P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310350"/>
    </style:style>
    <style:style style:name="P51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310350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310350"/>
    </style:style>
    <style:style style:name="P53" style:family="paragraph" style:parent-style-name="Text_20_body" style:list-style-name="L1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310350"/>
    </style:style>
    <style:style style:name="P54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officeooo:paragraph-rsid="00310350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310350"/>
    </style:style>
    <style:style style:name="P56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7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paragraph-rsid="001e9cec" style:font-size-asian="13pt" style:font-style-asian="italic" style:font-weight-asian="normal" style:font-size-complex="13pt" style:font-style-complex="italic" style:font-weight-complex="normal"/>
    </style:style>
    <style:style style:name="P5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fo:font-style="italic" fo:font-weight="normal" officeooo:paragraph-rsid="00310350" style:font-size-asian="13pt" style:font-style-asian="italic" style:font-weight-asian="normal" style:font-size-complex="13pt" style:font-style-complex="italic" style:font-weight-complex="normal"/>
    </style:style>
    <style:style style:name="P59" style:family="paragraph" style:parent-style-name="Text_20_body" style:list-style-name="L11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paragraph-rsid="00310350" style:font-size-asian="13pt" style:font-style-asian="italic" style:font-weight-asian="normal" style:font-size-complex="13pt" style:font-style-complex="italic" style:font-weight-complex="normal"/>
    </style:style>
    <style:style style:name="P60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paragraph-rsid="00310350" style:font-size-asian="13pt" style:font-style-asian="italic" style:font-weight-asian="normal" style:font-size-complex="13pt" style:font-style-complex="italic" style:font-weight-complex="normal"/>
    </style:style>
    <style:style style:name="P61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rsid="001e9cec" officeooo:paragraph-rsid="001e9cec" style:font-size-asian="13pt" style:font-style-asian="italic" style:font-weight-asian="normal" style:font-size-complex="13pt" style:font-style-complex="italic" style:font-weight-complex="normal"/>
    </style:style>
    <style:style style:name="P62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3pt" fo:font-style="italic" fo:font-weight="normal" officeooo:rsid="001e9cec" officeooo:paragraph-rsid="00310350" style:font-size-asian="13pt" style:font-style-asian="italic" style:font-weight-asian="normal" style:font-size-complex="13pt" style:font-style-complex="italic" style:font-weight-complex="normal"/>
    </style:style>
    <style:style style:name="P63" style:family="paragraph" style:parent-style-name="Text_20_body" style:list-style-name="L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Apple SD 산돌고딕 Neo" fo:font-size="13pt" style:font-size-asian="13pt" style:font-size-complex="13pt"/>
    </style:style>
    <style:style style:name="P64" style:family="paragraph" style:parent-style-name="Text_20_body" style:list-style-name="L1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Apple SD 산돌고딕 Neo" fo:font-size="13pt" officeooo:paragraph-rsid="00310350" style:font-size-asian="13pt" style:font-size-complex="13pt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pple SD 산돌고딕 Neo" fo:font-size="13pt" officeooo:paragraph-rsid="00310350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3pt" officeooo:paragraph-rsid="00310350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00%" fo:text-align="justify" style:justify-single-word="false" fo:padding="0cm" fo:border="none"/>
      <style:text-properties style:font-name="Apple SD 산돌고딕 Neo" fo:font-size="13pt" officeooo:paragraph-rsid="00310350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Apple SD 산돌고딕 Neo" fo:font-size="13pt" fo:font-style="normal" fo:font-weight="normal" officeooo:paragraph-rsid="00310350" style:font-size-asian="13pt" style:font-style-asian="normal" style:font-weight-asian="normal" style:font-size-complex="13pt" style:font-style-complex="normal" style:font-weight-complex="normal"/>
    </style:style>
    <style:style style:name="P69" style:family="paragraph" style:parent-style-name="Text_20_body" style:list-style-name="L3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0pt" fo:font-style="italic" fo:font-weight="normal" officeooo:rsid="001e9cec" officeooo:paragraph-rsid="001e9cec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Apple SD 산돌고딕 Neo" fo:font-size="10pt" fo:font-style="italic" fo:font-weight="normal" officeooo:rsid="001e9cec" officeooo:paragraph-rsid="00310350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pple SD 산돌고딕 Neo" fo:font-size="14pt" officeooo:paragraph-rsid="00310350" style:font-size-asian="14pt" style:font-size-complex="14pt"/>
    </style:style>
    <style:style style:name="P72" style:family="paragraph" style:parent-style-name="Text_20_body">
      <style:paragraph-properties fo:margin-left="0cm" fo:margin-right="0cm" fo:text-indent="0cm" style:auto-text-indent="false"/>
    </style:style>
    <style:style style:name="P73" style:family="paragraph" style:parent-style-name="Text_20_body">
      <style:paragraph-properties fo:margin-top="0cm" fo:margin-bottom="0cm" style:contextual-spacing="false" fo:padding="0cm" fo:border="none"/>
      <style:text-properties officeooo:paragraph-rsid="00310350"/>
    </style:style>
    <style:style style:name="P74" style:family="paragraph" style:parent-style-name="Text_20_body">
      <style:paragraph-properties fo:margin-top="0cm" fo:margin-bottom="0.159cm" style:contextual-spacing="false" fo:padding="0cm" fo:border="none"/>
      <style:text-properties officeooo:paragraph-rsid="00310350"/>
    </style:style>
    <style:style style:name="T1" style:family="text">
      <style:text-properties officeooo:rsid="001e9cec"/>
    </style:style>
    <style:style style:name="T2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" style:family="text">
      <style:text-properties style:font-name="Apple SD 산돌고딕 Neo" fo:font-size="13pt" fo:font-style="italic" fo:font-weight="normal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4" style:family="text">
      <style:text-properties style:font-name="Apple SD 산돌고딕 Neo" fo:font-size="13pt" fo:font-style="italic" fo:font-weight="normal" officeooo:rsid="002f4258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style:font-name="Apple SD 산돌고딕 Ne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Apple SD 산돌고딕 Neo" fo:font-size="13pt" style:font-size-asian="13pt" style:font-size-complex="13pt"/>
    </style:style>
    <style:style style:name="T7" style:family="text">
      <style:text-properties style:font-name="Apple SD 산돌고딕 Neo" fo:font-size="13pt" officeooo:rsid="001e9cec" style:font-size-asian="13pt" style:font-size-complex="13pt"/>
    </style:style>
    <style:style style:name="T8" style:family="text">
      <style:text-properties style:font-name="Apple SD 산돌고딕 Neo" fo:font-size="13pt" fo:font-weight="normal" officeooo:rsid="001e9cec" style:font-size-asian="13pt" style:font-weight-asian="normal" style:font-size-complex="13pt" style:font-weight-complex="normal"/>
    </style:style>
    <style:style style:name="T9" style:family="text">
      <style:text-properties style:font-name="Apple SD 산돌고딕 Neo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style:font-name="Apple SD 산돌고딕 Neo" fo:font-size="14pt" style:font-size-asian="14pt" style:font-size-complex="14pt"/>
    </style:style>
    <style:style style:name="T11" style:family="text">
      <style:text-properties style:font-name="Apple SD 산돌고딕 Ne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Apple SD 산돌고딕 Neo" fo:font-size="14pt" fo:font-style="italic" fo:font-weight="normal" officeooo:rsid="002d7fd5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style:font-name="Apple SD 산돌고딕 Neo" fo:font-size="14pt" fo:font-style="italic" fo:font-weight="bold" officeooo:rsid="002d7fd5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9cec" style:font-weight-asian="normal" style:font-weight-complex="normal"/>
    </style:style>
    <style:style style:name="T16" style:family="text">
      <style:text-properties fo:font-weight="normal" officeooo:rsid="002603ad" style:font-weight-asian="normal" style:font-weight-complex="normal"/>
    </style:style>
    <style:style style:name="T17" style:family="text">
      <style:text-properties fo:background-color="#f7d1d5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e9cec" fo:background-color="transparent" loext:char-shading-value="0"/>
    </style:style>
    <style:style style:name="T20" style:family="text">
      <style:text-properties officeooo:rsid="002f4258" fo:background-color="transparent" loext:char-shading-value="0"/>
    </style:style>
    <style:style style:name="T21" style:family="text">
      <style:text-properties officeooo:rsid="001f6a4d"/>
    </style:style>
    <style:style style:name="T22" style:family="text">
      <style:text-properties officeooo:rsid="0022b077"/>
    </style:style>
    <style:style style:name="T23" style:family="text">
      <style:text-properties officeooo:rsid="002603ad"/>
    </style:style>
    <style:style style:name="T24" style:family="text">
      <style:text-properties officeooo:rsid="00280e01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e9cec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80e01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weight="bold" officeooo:rsid="001e9cec" style:font-weight-asian="bold" style:font-weight-complex="bold"/>
    </style:style>
    <style:style style:name="T32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3" style:family="text">
      <style:text-properties fo:font-size="13pt" fo:font-style="italic" fo:font-weight="normal" officeooo:rsid="001e9cec" style:font-size-asian="13pt" style:font-style-asian="italic" style:font-weight-asian="normal" style:font-size-complex="13pt" style:font-style-complex="italic" style:font-weight-complex="normal"/>
    </style:style>
    <style:style style:name="T34" style:family="text">
      <style:text-properties fo:font-size="13pt" fo:font-style="italic" fo:font-weight="normal" officeooo:rsid="002f4258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fo:font-size="13pt" style:font-size-asian="13pt" style:font-size-complex="13pt"/>
    </style:style>
    <style:style style:name="T36" style:family="text">
      <style:text-properties fo:font-size="13pt" officeooo:rsid="002f4258" style:font-size-asian="13pt" style:font-size-complex="13pt"/>
    </style:style>
    <style:style style:name="T37" style:family="text">
      <style:text-properties fo:font-size="13pt" fo:font-weight="normal" style:font-size-asian="13pt" style:font-weight-asian="normal" style:font-size-complex="13pt" style:font-weight-complex="normal"/>
    </style:style>
    <style:style style:name="T38" style:family="text">
      <style:text-properties officeooo:rsid="002d7fd5"/>
    </style:style>
    <style:style style:name="T39" style:family="text">
      <style:text-properties fo:color="#000000" loext:opacity="100%" style:font-name="Apple SD 산돌고딕 Neo" fo:font-size="14pt" fo:font-style="italic" fo:font-weight="normal" officeooo:rsid="002d7f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color="#000000" loext:opacity="100%" style:font-name="Apple SD 산돌고딕 Neo" fo:font-size="14pt" fo:font-style="italic" fo:font-weight="normal" officeooo:rsid="003256f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color="#000000" loext:opacity="100%" style:font-name="Apple SD 산돌고딕 Neo" fo:font-size="14pt" fo:font-style="italic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officeooo:rsid="002f4258"/>
    </style:style>
    <style:style style:name="T43" style:family="text">
      <style:text-properties fo:background-color="#e0c2cd" loext:char-shading-value="0"/>
    </style:style>
    <style:style style:name="T44" style:family="text">
      <style:text-properties officeooo:rsid="0030abc1"/>
    </style:style>
    <style:style style:name="T45" style:family="text">
      <style:text-properties officeooo:rsid="0030abc1"/>
    </style:style>
    <style:style style:name="T46" style:family="text">
      <style:text-properties fo:color="#ffffff" loext:opacity="100%" style:font-name="HelveticaNeue" fo:font-size="13pt" style:font-size-asian="13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2"><text:span text:style-name="Strong_20_Emphasis"><text:span text:style-name="T10">GDTW (General Optimization Framework for Dynamic Time Warping)</text:span></text:span></text:h>
      <text:p text:style-name="P32">Слайд <text:span text:style-name="T1">1</text:span></text:p>
      <text:p text:style-name="P33"><text:tab/>Здравствуйте! На сегодняшней презентации мы представляем результаты кластеризации временных рядов артериального давления пациентов. Основная цель — выделить группы пациентов со схожей динамикой показателей, чтобы в дальнейшем персонализировать подход к наблюдению и лечению.</text:p>
      <text:p text:style-name="P65">Для этого мы использовали метод GDTW, который позволяет учитывать не только схожесть паттернов давления, но и временную привязку измерений. </text:p>
      <text:p text:style-name="P34">__________________________________________________________________________________________________<text:span text:style-name="T44">_______</text:span></text:p>
      <text:p text:style-name="P36">Слайд <text:span text:style-name="T1">2</text:span></text:p>
      <text:p text:style-name="P33"><text:tab/>Мы начали с загрузки очищенных данных, содержащих более 3.7 миллионов измерений. Нашей основной целью на этом этапе была кластеризация пациентов на основе динамики их артериального давления.</text:p>
      <text:p text:style-name="P33"><text:tab/>Для этого мы отобрали пациентов с наиболее длинными историями наблюдений — более 30 дней<text:span text:style-name="T1">[</text:span><text:span text:style-name="T23">1</text:span><text:span text:style-name="T1">]</text:span>. Таких оказалось около 7 <text:span text:style-name="T24">389</text:span><text:span text:style-name="T14">. </text:span>Для каждого из них мы сформировали дневные агрегаты<text:span text:style-name="T38">[2]</text:span> по САД, ДАД, пульсовому давлению и частоте пульса. Ряды были нормализованы методом Z-score<text:span text:style-name="T38">[3]</text:span>, чтобы мы могли сравнивать не абсолютные цифры, а динамику изменений относительно среднего уровня каждого пациента.</text:p>
      <text:list text:style-name="L6">
        <text:list-header>
          <text:p text:style-name="P39"><text:span text:style-name="T15">[</text:span><text:span text:style-name="T16">1</text:span><text:span text:style-name="T15">]</text:span><text:span text:style-name="T14">Слишком короткие ряды (&lt;30 дней) дают ненадежные паттерны. Нельзя увидеть тренды, цикличность. Случайные колебания перевешивают реальные паттерны.</text:span></text:p>
          <text:p text:style-name="P51"><text:span text:style-name="T39">[2]</text:span><text:span text:style-name="Strong_20_Emphasis"><text:span text:style-name="T11">Дневные агрегаты </text:span></text:span><text:span text:style-name="T11">— это показатели, рассчитанные на основе данных за каждый день. В контексте вашего анализа временных рядов пациентов это означает, что исходные данные (например, отметки о кризах) были сгруппированы по дням, и для каждого дня посчитали одну обобщенную характеристику. </text:span><text:span text:style-name="Strong_20_Emphasis"><text:span text:style-name="T11">Примеры дневных агрегатов: Сумма,Среднее,Максимум.</text:span></text:span></text:p>
          <text:p text:style-name="P51"><text:span text:style-name="Strong_20_Emphasis"><text:span text:style-name="T12">[3]Z-нормализация (стандартизация) — это преобразование данных, при котором каждый признак приводится к среднему арифметическому, равному 0, и стандартному отклонению, равному 1. Нормализация данных делается для того, чтобы привести все признаки к единому масштабу и сделать корректным сравнение между разными объектами (пациентами).</text:span></text:span></text:p>
        </text:list-header>
      </text:list>
      <text:p text:style-name="P34">__________________________________________________________________________________________________<text:span text:style-name="T44">_______</text:span></text:p>
      <text:p text:style-name="P36">Слайд <text:span text:style-name="T1">3</text:span></text:p>
      <text:p text:style-name="P66"><text:tab/>Классический алгоритм DTW отлично справляется с поиском похожих паттернов, даже если они сдвинуты во времени. Но в медицине временной сдвиг имеет значение. Гипертонический криз, случившийся вчера, клинически более значим, чем криз год назад.</text:p>
      <text:p text:style-name="P65"><text:tab/>Поэтому мы реализовали модификацию — GDTW. В его формуле стоимости мы добавили штраф за расхождение в реальном времени. Чем больше временной разрыв между сопоставляемыми точками, тем выше штраф. Коэффициент гамма позволяет регулировать важность этого временного фактора. Мы установили его равным <text:span text:style-name="T17">единице</text:span><text:span text:style-name="T19">[</text:span><text:span text:style-name="T20">4</text:span><text:span text:style-name="T19">]</text:span><text:span text:style-name="T18">,</text:span> чтобы сбалансировать вклад формы ряда и времени. Также мы ограничили поиск окном в <text:span text:style-name="T17">14 дней</text:span><text:span text:style-name="T1">[</text:span><text:span text:style-name="T42">5</text:span><text:span text:style-name="T1">]</text:span>, так как сопоставлять точки с разницей в месяцы уже не имеет смысла.</text:p>
      <text:p text:style-name="P33"><text:soft-page-break/><text:span text:style-name="T31">График:</text:span><text:span text:style-name="T26"> </text:span><text:span text:style-name="T25">На этом графике представлены примеры нормализованных временных рядов САД и ДАД для четырех пациентов из кластеризационной выборки.</text:span></text:p>
      <text:p text:style-name="P55"><text:span text:style-name="Strong_20_Emphasis"><text:span text:style-name="T2">Детальный разбор:</text:span></text:span></text:p>
      <text:list text:continue-numbering="true" text:style-name="L6">
        <text:list-item>
          <text:p text:style-name="P51"><text:span text:style-name="Strong_20_Emphasis"><text:span text:style-name="T2">Структура графика: </text:span></text:span><text:span text:style-name="T2">Каждый из четырех подграфиков показывает динамику артериального давления конкретного пациента в течение периода наблюдения (от 140 до 280 дней). Синяя линия — систолическое давление (САД), зеленая — диастолическое (ДАД). Обе линии нормализованы (Z-score), поэтому их среднее значение равно 0, а стандартное отклонение — 1.</text:span></text:p>
        </text:list-item>
        <text:list-item>
          <text:p text:style-name="P51"><text:span text:style-name="Strong_20_Emphasis"><text:span text:style-name="T2">Индивидуальные особенности:</text:span></text:span></text:p>
          <text:list>
            <text:list-item>
              <text:p text:style-name="P51"><text:span text:style-name="Strong_20_Emphasis"><text:span text:style-name="T2">Пациент 1 (верхний левый): </text:span></text:span><text:span text:style-name="T2">Наблюдается выраженная цикличность с периодом примерно 20-30 дней. Видны синхронные подъемы и спады как САД, так и ДАД.</text:span></text:p>
            </text:list-item>
            <text:list-item>
              <text:p text:style-name="P51"><text:span text:style-name="Strong_20_Emphasis"><text:span text:style-name="T2">Пациент 2 (верхний правый): </text:span></text:span><text:span text:style-name="T2">Ряд более стабилен, но заметен тренд к снижению давления во второй половине наблюдения.</text:span></text:p>
            </text:list-item>
            <text:list-item>
              <text:p text:style-name="P51"><text:span text:style-name="Strong_20_Emphasis"><text:span text:style-name="T2">Пациент 3 (нижний левый): </text:span></text:span><text:span text:style-name="T2">Хорошо видны резкие пики (вероятно, кризы), после которых давление возвращается к базовому уровню.</text:span></text:p>
            </text:list-item>
            <text:list-item>
              <text:p text:style-name="P51"><text:span text:style-name="Strong_20_Emphasis"><text:span text:style-name="T2">Пациент 4 (нижний правый): </text:span></text:span><text:span text:style-name="T2">Наибольшая волатильность, частые колебания с амплитудой до 3 стандартных отклонений.</text:span></text:p>
            </text:list-item>
          </text:list>
        </text:list-item>
        <text:list-item>
          <text:p text:style-name="P51"><text:span text:style-name="Strong_20_Emphasis"><text:span text:style-name="T2">Ключевое наблюдение: </text:span></text:span><text:span text:style-name="T2">Даже визуально видно, что паттерны динамики у разных пациентов существенно различаются. Это оправдывает применение методов кластеризации временных рядов. Некоторые пациенты имеют стабильное течение, другие — кризовое, третьи — циклическое. GDTW должен уловить эти различия.</text:span></text:p>
        </text:list-item>
        <text:list-item>
          <text:p text:style-name="P51"><text:span text:style-name="Strong_20_Emphasis"><text:span text:style-name="T2">Связь с методом: </text:span></text:span><text:span text:style-name="T2">Такое разнообразие форм рядов — основная причина, по которой классическое евклидово расстояние неэффективно. Нам нужен метод, который может сопоставлять пики и впадины, даже если они сдвинуты во времени у разных пациентов.</text:span></text:p>
        </text:list-item>
      </text:list>
      <text:p text:style-name="P71"><text:span text:style-name="Strong_20_Emphasis"><text:span text:style-name="T33">[</text:span></text:span><text:span text:style-name="Strong_20_Emphasis"><text:span text:style-name="T34">4</text:span></text:span><text:span text:style-name="Strong_20_Emphasis"><text:span text:style-name="T33">] </text:span></text:span><text:span text:style-name="Strong_20_Emphasis"><text:span text:style-name="T32">Баланс между двумя компонентами:</text:span></text:span></text:p>
      <text:list text:style-name="L11">
        <text:list-item>
          <text:list>
            <text:list-item>
              <text:p text:style-name="P59">При γ = 1.0 формула стоимости принимает вид:</text:p>
              <text:list>
                <text:list-item>
                  <text:p text:style-name="P53"><text:span text:style-name="Source_20_Text"><text:span text:style-name="T3">Стоимость = (Δ значения)² + (Δt / Окно)²</text:span></text:span></text:p>
                </text:list-item>
              </text:list>
            </text:list-item>
            <text:list-item>
              <text:p text:style-name="P53"><text:span text:style-name="T2">Это означает, что </text:span><text:span text:style-name="Strong_20_Emphasis"><text:span text:style-name="T2">разница в значениях и временной сдвиг имеют равный "вес" </text:span></text:span><text:span text:style-name="T2">в итоговой метрике.</text:span></text:p>
            </text:list-item>
          </text:list>
        </text:list-item>
        <text:list-item>
          <text:p text:style-name="P53"><text:span text:style-name="Strong_20_Emphasis"><text:span text:style-name="T2">Масштабирование временного штрафа:</text:span></text:span></text:p>
          <text:list>
            <text:list-item>
              <text:p text:style-name="P59">При γ &lt; 1.0 (например, 0.5): временной фактор менее важен, алгоритм будет сопоставлять далеко отстоящие во времени точки, если их значения похожи.</text:p>
            </text:list-item>
            <text:list-item>
              <text:p text:style-name="P59">При γ &gt; 1.0 (например, 2.0): временной фактор доминирует, алгоритм будет штрафовать даже небольшие временные сдвиги, предпочитая сопоставлять точки с одинаковыми датами.</text:p>
            </text:list-item>
          </text:list>
        </text:list-item>
      </text:list>
      <text:list text:style-name="L12">
        <text:list-item>
          <text:list>
            <text:list-header>
              <text:p text:style-name="P70"><text:span text:style-name="T35">[</text:span><text:span text:style-name="T36">5</text:span><text:span text:style-name="T35">]</text:span><text:span text:style-name="Strong_20_Emphasis"><text:span text:style-name="T37">Биологические циклы:</text:span></text:span></text:p>
            </text:list-header>
            <text:list-item>
              <text:p text:style-name="P60">Артериальное давление подчиняется циркадным ритмам (сутки) и более длительным циклам, связанным с гормональными изменениями, погодой, физической активностью.</text:p>
            </text:list-item>
            <text:list-item>
              <text:p text:style-name="P60">Две недели — это достаточный период, чтобы захватить эти циклы, но не настолько большой, чтобы сопоставлять физиологически разные состояния.</text:p>
            </text:list-item>
          </text:list>
        </text:list-item>
        <text:list-item>
          <text:p text:style-name="P54"><text:span text:style-name="Strong_20_Emphasis"><text:span text:style-name="T2">Период восстановления после криза:</text:span></text:span></text:p>
          <text:list>
            <text:list-item>
              <text:p text:style-name="P60">Согласно клиническим наблюдениям, после гипертонического криза стабилизация давления обычно происходит в течение 3-7 дней.</text:p>
            </text:list-item>
            <text:list-item>
              <text:p text:style-name="P62"><text:soft-page-break/>Окно в 14 дней с запасом покрывает этот период, позволяя сопоставлять предкризовые и послекризовые состояния у разных пациентов.</text:p>
            </text:list-item>
          </text:list>
        </text:list-item>
      </text:list>
      <text:p text:style-name="P34">__________________________________________________________________________________________________<text:span text:style-name="T44">_______</text:span></text:p>
      <text:p text:style-name="P35">Слайд <text:span text:style-name="T21">4</text:span></text:p>
      <text:p text:style-name="P33"><text:span text:style-name="T31"><text:tab/></text:span><text:span text:style-name="T25">Этот составной график содержит </text:span><text:span text:style-name="T27">две</text:span><text:span text:style-name="T25"> ключевые визуализации, позволяющие оценить качество полученных</text:span><text:span text:style-name="T29"> расстояний.</text:span></text:p>
      <text:p text:style-name="P48"><text:span text:style-name="T9">График</text:span><text:span text:style-name="Strong_20_Emphasis"><text:span text:style-name="T9">:</text:span></text:span></text:p>
      <text:list text:style-name="L13">
        <text:list-header>
          <text:p text:style-name="P47"><text:span text:style-name="Strong_20_Emphasis"><text:span text:style-name="T2">1. Гистограмма распределения расстояний</text:span></text:span></text:p>
        </text:list-header>
      </text:list>
      <text:p text:style-name="P58">На графике слева представлено распределение всех попарных <text:span text:style-name="T43">DTW расстояний</text:span><text:span text:style-name="T20">[6]</text:span> между пациентами.</text:p>
      <text:p text:style-name="P49"><text:span text:style-name="Strong_20_Emphasis"><text:span text:style-name="T5">Форма и симметрия:</text:span></text:span><text:span text:style-name="Strong_20_Emphasis"><text:span text:style-name="T2"> </text:span></text:span><text:span text:style-name="T2">Распределение имеет колоколообразную форму, близкую к нормальному. Об этом свидетельствует близость средней арифметической (зеленая линия, </text:span><text:span text:style-name="Strong_20_Emphasis"><text:span text:style-name="T2">Mean = 80.80</text:span></text:span><text:span text:style-name="T2">) и медианы (красная линия, </text:span><text:span text:style-name="Strong_20_Emphasis"><text:span text:style-name="T2">Median = 84.44</text:span></text:span><text:span text:style-name="T2">). Небольшое смещение указывает на то, что распределение симметрично и не имеет сильных перекосов в сторону очень малых или очень больших расстояний.</text:span></text:p>
      <text:p text:style-name="P49"><text:span text:style-name="Strong_20_Emphasis"><text:span text:style-name="T5">Диапазон:</text:span></text:span><text:span text:style-name="Strong_20_Emphasis"><text:span text:style-name="T2"> </text:span></text:span><text:span text:style-name="T2">Значения варьируются от </text:span><text:span text:style-name="Strong_20_Emphasis"><text:span text:style-name="T2">Min = 2.48 </text:span></text:span><text:span text:style-name="T2">до </text:span><text:span text:style-name="Strong_20_Emphasis"><text:span text:style-name="T2">Max = 244.24</text:span></text:span><text:span text:style-name="T2">. Это широкий диапазон, что является позитивным фактором для последующей кластеризации, так как алгоритмы смогут четко разделять пациентов на группы на основе различий в их временных рядах.</text:span></text:p>
      <text:p text:style-name="P49"><draw:frame draw:style-name="fr1" draw:name="Frame1" text:anchor-type="char" svg:width="0.041cm" draw:z-index="0"><draw:text-box fo:min-height="0.041cm"><text:p text:style-name="P25"/></draw:text-box></draw:frame><text:span text:style-name="Strong_20_Emphasis"><text:span text:style-name="T5">Масштаб:</text:span></text:span><text:span text:style-name="Strong_20_Emphasis"><text:span text:style-name="T2"> </text:span></text:span><text:span text:style-name="T2">Обратите внимание, что ось Y (частота) находится в масштабе, что говорит об огромном объеме проанализированных данных (более 54 миллионов пар), и пик распределения приходится на значения около 70–90.</text:span></text:p>
      <text:p text:style-name="P50"><text:span text:style-name="Strong_20_Emphasis"><text:span text:style-name="T2">2. Связь расстояния с разницей в частоте кризов</text:span></text:span></text:p>
      <text:p text:style-name="P58">Диаграмма рассеяния справа иллюстрирует взаимосвязь между попарным расстоянием (GDTW) и клинической характеристикой пациентов — разницей в количестве кризов (КЗС).</text:p>
      <text:p text:style-name="P49"><draw:frame draw:style-name="fr1" draw:name="Frame2" text:anchor-type="char" svg:width="0.041cm" draw:z-index="1"><draw:text-box fo:min-height="0.041cm"><text:p text:style-name="P25"/></draw:text-box></draw:frame><text:span text:style-name="Strong_20_Emphasis"><text:span text:style-name="T5">Зависимость:</text:span></text:span><text:span text:style-name="Strong_20_Emphasis"><text:span text:style-name="T2"> </text:span></text:span><text:span text:style-name="T2">Наблюдается положительная корреляция. Линия тренда описывается уравнением: </text:span><text:span text:style-name="Strong_20_Emphasis"><text:span text:style-name="T2">y=0.163x+76.38</text:span></text:span><text:span text:style-name="T2">.</text:span></text:p>
      <text:p text:style-name="P49"><text:span text:style-name="Strong_20_Emphasis"><text:span text:style-name="T5">Интерпретация:</text:span></text:span><text:span text:style-name="Strong_20_Emphasis"><text:span text:style-name="T2"> </text:span></text:span><text:span text:style-name="T2">Это математически подтверждает интуитивное предположение: чем больше два пациента различаются по частоте приступов (ось X), тем больше расстояние между их временными рядами (ось Y).</text:span></text:p>
      <text:p text:style-name="P49"><draw:frame draw:style-name="fr1" draw:name="Frame3" text:anchor-type="char" svg:width="0.041cm" draw:z-index="2"><draw:text-box fo:min-height="0.041cm"><text:p text:style-name="P25"/></draw:text-box></draw:frame><text:span text:style-name="Strong_20_Emphasis"><text:span text:style-name="T5">Сила связи:</text:span></text:span><text:span text:style-name="Strong_20_Emphasis"><text:span text:style-name="T2"> </text:span></text:span><text:span text:style-name="T2">Коэффициент корреляции </text:span><text:span text:style-name="Strong_20_Emphasis"><text:span text:style-name="T2">R = 0.166 </text:span></text:span><text:span text:style-name="T2">(вероятно, Пирсона) является слабым, но статистически значимым (p-value &lt; 2.2e-16). Низкое значение p-value говорит о том, что связь не случайна. Слабая сила корреляции (R2 всего 0.0275) является важным выводом: она означает, что разница в количестве кризов объясняет лишь около 2.75% вариативности в расстояниях. Остальная часть (97.25%) связана с различиями в </text:span><text:span text:style-name="Emphasis"><text:span text:style-name="T2">динамике</text:span></text:span><text:span text:style-name="T2">, </text:span><text:span text:style-name="Emphasis"><text:span text:style-name="T2">паттернах </text:span></text:span><text:span text:style-name="T2">и </text:span><text:span text:style-name="Emphasis"><text:span text:style-name="T2">структуре </text:span></text:span><text:span text:style-name="T2">временных рядов, которые и захватывает метрика DTW. Это подтверждает, что DTW улавливает гораздо более сложные взаимосвязи, чем просто сравнение агрегированных показателей.</text:span></text:p>
      <text:p text:style-name="P49"><text:span text:style-name="T4">[6]GDTW — это результат применения метрики </text:span><text:span text:style-name="Strong_20_Emphasis"><text:span text:style-name="T4">DTW </text:span></text:span><text:span text:style-name="T4">(Dynamic Time Warping) к временным рядам, которые были предварительно нормализованы. </text:span><text:span text:style-name="T2">Это число, которое показывает, </text:span><text:span text:style-name="Emphasis"><text:span text:style-name="T2">насколько не похожи </text:span></text:span><text:span text:style-name="T2">друг на друга два пациента по их временным графикам (дневным агрегатам кризов). </text:span><text:span text:style-name="Strong_20_Emphasis"><text:span text:style-name="T4">Маленькое расстояние </text:span></text:span><text:span text:style-name="T4">— пациенты ведут себя очень похоже. </text:span><text:span text:style-name="Strong_20_Emphasis"><text:span text:style-name="T4">Большое расстояние </text:span></text:span><text:span text:style-name="T4">— пациенты ведут себя по-разному.</text:span></text:p>
      <text:p text:style-name="P34"><text:soft-page-break/>__________________________________________________________________________________________________<text:span text:style-name="T44">_______</text:span></text:p>
      <text:p text:style-name="P35">Слайд <text:span text:style-name="T21">5</text:span></text:p>
      <text:p text:style-name="P50"><text:span text:style-name="Strong_20_Emphasis"><text:span text:style-name="T7">Следующий ключевой вопрос — сколько кластеров выделить? </text:span></text:span><text:span text:style-name="T8">Мы использовали два подхода.</text:span></text:p>
      <text:p text:style-name="P50"><text:span text:style-name="T6">Первый — метрика Silhouette, которая оценивает, насколько объекты внутри кластеров близки друг к другу и далеки от объектов в других кластерах. Она показала наилучший результат при </text:span><text:span text:style-name="Strong_20_Emphasis"><text:span text:style-name="T6">2 кластерах</text:span></text:span><text:span text:style-name="T6">.</text:span></text:p>
      <text:p text:style-name="P50"><text:span text:style-name="T6">Второй подход — метод локтя, который оценивает сумму внутрикластерных расстояний. Здесь перегиб графика наблюдается уже на </text:span><text:span text:style-name="Strong_20_Emphasis"><text:span text:style-name="T6">2-3 кластерах</text:span></text:span><text:span text:style-name="T6">.</text:span></text:p>
      <text:p text:style-name="P50"><text:span text:style-name="Strong_20_Emphasis"><text:span text:style-name="T6">График:</text:span></text:span></text:p>
      <text:p text:style-name="P49"><text:span text:style-name="Strong_20_Emphasis"><text:span text:style-name="T6">Левый график — Silhouette Score:</text:span></text:span></text:p>
      <text:p text:style-name="P49"><text:span text:style-name="Strong_20_Emphasis"><text:span text:style-name="T6">Что изображено: </text:span></text:span><text:span text:style-name="T6">Зависимость качества кластеризации (чем выше, тем лучше) от числа кластеров k.</text:span></text:p>
      <text:p text:style-name="P49"><text:span text:style-name="Strong_20_Emphasis"><text:span text:style-name="T6">Ключевое наблюдение:</text:span></text:span></text:p>
      <text:p text:style-name="P49"><text:span text:style-name="T6">Наилучшее значение достигается при </text:span><text:span text:style-name="Strong_20_Emphasis"><text:span text:style-name="T6">k = 2 (0.330)</text:span></text:span><text:span text:style-name="T6">.</text:span></text:p>
      <text:p text:style-name="P67">При k = 3 показатель снижается до 0.220. Это говорит о том, что с точки зрения четкости разделения оптимально выделять два кластера.</text:p>
      <text:p text:style-name="P49"><text:span text:style-name="Strong_20_Emphasis"><text:span text:style-name="T6">Правый график — Метод локтя (Inertia):</text:span></text:span></text:p>
      <text:p text:style-name="P49"><text:span text:style-name="Strong_20_Emphasis"><text:span text:style-name="T6">Что изображено: </text:span></text:span><text:span text:style-name="T6">Сумма внутрикластерных расстояний (чем меньше, тем компактнее кластеры) в зависимости от k.</text:span></text:p>
      <text:p text:style-name="P49"><text:span text:style-name="Strong_20_Emphasis"><text:span text:style-name="T6">Ключевое наблюдение:</text:span></text:span></text:p>
      <text:p text:style-name="P67">Наибольшее падение инерции происходит при переходе от 2 к 3 кластерам.</text:p>
      <text:p text:style-name="P49"><text:span text:style-name="T6">После k = 3 график становится более пологим — каждый следующий кластер дает все меньшее улучшение компактности. "Локоть" (точка перегиба) находится в районе </text:span><text:span text:style-name="Strong_20_Emphasis"><text:span text:style-name="T6">k = 3</text:span></text:span><text:span text:style-name="T6">.</text:span></text:p>
      <text:p text:style-name="P49"><text:span text:style-name="Strong_20_Emphasis"><text:span text:style-name="T6">Вывод по графику:</text:span></text:span></text:p>
      <text:p text:style-name="P49"><text:span text:style-name="T6">Наблюдается небольшой конфликт: метрика силуэта указывает на </text:span><text:span text:style-name="Strong_20_Emphasis"><text:span text:style-name="T6">2 кластера</text:span></text:span><text:span text:style-name="T6">, метод локтя — на </text:span><text:span text:style-name="Strong_20_Emphasis"><text:span text:style-name="T6">3 кластера</text:span></text:span><text:span text:style-name="T6">.</text:span></text:p>
      <text:p text:style-name="P49"><text:span text:style-name="T6">Мы выбрали компромиссное решение в пользу интерпретируемости и остановились на </text:span><text:span text:style-name="Strong_20_Emphasis"><text:span text:style-name="T6">3 кластерах</text:span></text:span><text:span text:style-name="T6">. Это позволяет нам дать клинически осмысленную характеристику каждому из них.</text:span></text:p>
      <text:p text:style-name="P50"><text:span text:style-name="Strong_20_Emphasis"><text:span text:style-name="T6">Почему выбрали k = 3, а не k = 2?</text:span></text:span></text:p>
      <text:p text:style-name="P49"><text:span text:style-name="Strong_20_Emphasis"><text:span text:style-name="T6">Метод локтя указывает на k = 3. </text:span></text:span><text:span text:style-name="T6">Это классический критерий: после 3 кластеров снижение внутрикластерной суммы расстояний резко замедляется. Дальнейшее дробление дает минимальный выигрыш.</text:span></text:p>
      <text:p text:style-name="P49"><text:span text:style-name="Strong_20_Emphasis"><text:span text:style-name="T6">Клиническая интерпретируемость. </text:span></text:span><text:span text:style-name="T6">2 кластера — это слишком грубое деление ("стабильные" и "нестабильные"). 3 кластера позволяют выделить более тонкие профили: например, "стабильные", "средний риск", "нестабильные".</text:span></text:p>
      <text:p text:style-name="P49"><text:span text:style-name="Strong_20_Emphasis"><text:span text:style-name="T6">Качество при k = 3 приемлемое. </text:span></text:span><text:span text:style-name="T6">Silhouette Score (0.220) остается положительным, что говорит о наличии структуры в данных. Мы выбрали компромисс между математической точностью и практической пользой.</text:span></text:p>
      <text:p text:style-name="P34">__________________________________________________________________________________________________<text:span text:style-name="T44">_______</text:span></text:p>
      <text:p text:style-name="P35">Слайд <text:span text:style-name="T21">6</text:span></text:p>
      <text:p text:style-name="P68">И вот наш главный результат — мы получили три устойчивых кластера, которые различаются как по динамике давления, так и по клиническим характеристикам.</text:p>
      <text:p text:style-name="P52"><text:span text:style-name="Strong_20_Emphasis"><text:span text:style-name="T6">Общая структура:</text:span></text:span></text:p>
      <text:list text:style-name="L14">
        <text:list-item>
          <text:p text:style-name="P64"><text:soft-page-break/>Три линии на одном графике, соответствующих кластерам 1, 2 и 3.</text:p>
        </text:list-item>
        <text:list-item>
          <text:p text:style-name="P64">Каждая линия — центроид кластера (усредненный паттерн динамики САД в нормализованных значениях).</text:p>
        </text:list-item>
      </text:list>
      <text:p text:style-name="P52"><text:span text:style-name="Strong_20_Emphasis"><text:span text:style-name="T6">Кластер 1 (n=815, среднее КЗС=242.9):</text:span></text:span><text:span text:style-name="T6"><text:line-break/>Центроид демонстрирует наибольшую амплитуду колебаний. Видны выраженные пики и спады, ряд нестабилен. Это группа </text:span><text:span text:style-name="Strong_20_Emphasis"><text:span text:style-name="T6">нестабильных пациентов с наиболее частыми кризами</text:span></text:span><text:span text:style-name="T6">. Высокая вариабельность давления — маркер повышенного риска.</text:span></text:p>
      <text:p text:style-name="P52"><text:span text:style-name="Strong_20_Emphasis"><text:span text:style-name="T6">Кластер 2 (n=4200, среднее КЗС=109.3):</text:span></text:span><text:span text:style-name="T6"><text:line-break/>Центроид практически представляет собой прямую линию с минимальными колебаниями вокруг нуля. Это говорит о высокой стабильности. Это группа </text:span><text:span text:style-name="Strong_20_Emphasis"><text:span text:style-name="T6">наиболее стабильных пациентов с наименьшим числом кризов</text:span></text:span><text:span text:style-name="T6">. Их регуляторные механизмы эффективно удерживают давление в узком коридоре значений.</text:span></text:p>
      <text:p text:style-name="P52"><text:span text:style-name="Strong_20_Emphasis"><text:span text:style-name="T6">Кластер 3 (n=2374, среднее КЗС=171.1):</text:span></text:span><text:span text:style-name="T6"><text:line-break/>Центроид занимает промежуточное положение: амплитуда колебаний умеренная, прослеживается определенная цикличность. Это </text:span><text:span text:style-name="Strong_20_Emphasis"><text:span text:style-name="T6">промежуточная группа умеренного риска</text:span></text:span><text:span text:style-name="T6">. Кризы случаются реже, чем в кластере 1, а динамика давления более предсказуема.</text:span></text:p>
      <text:p text:style-name="P52"><text:span text:style-name="Strong_20_Emphasis"><text:span text:style-name="T6">Ключевой вывод:</text:span></text:span><text:span text:style-name="T6"><text:line-break/>GDTW успешно разделил пациентов по степени вариабельности их временных рядов, и это разделение четко коррелирует с клинически значимым показателем — частотой кризов (КЗС). Чем выше волатильность ряда, тем чаще случаются кризы, что подтверждает валидность подхода.</text:span></text:p>
      <text:p text:style-name="P34">__________________________________________________________________________________________________<text:span text:style-name="T44">_______</text:span></text:p>
      <text:p text:style-name="P35">Слайд <text:span text:style-name="T22">7</text:span></text:p>
      <text:p text:style-name="P37"><text:tab/>Мы успешно реализовали второй этап работы: реализовали алгоритм GDTW под задачи анализа временных рядов давления и в итоге получили три клинически интерпретируемых профиля пациентов, различающихся по стабильности состояния и частоте кризов.</text:p>
      <text:p text:style-name="P34">__________________________________________________________________________________________________<text:span text:style-name="T44">_______</text:span></text:p>
      <text:p text:style-name="P30">Почему не <text:span text:style-name="T44">GT-DTW, а GDTW:</text:span></text:p>
      <text:p text:style-name="P31" loext:marker-style-name="T46"><text:tab/>Главные проблемы Graph-Theoretic DTW для медицины</text:p>
      <text:p text:style-name="P31" loext:marker-style-name="T46"><text:tab/>- Нет учета реального времени — работает с порядковыми индексами, а для врачей важно, когда именно произошли изменения (после операции, на фоне терапии)<text:span text:style-name="T44">;</text:span></text:p>
      <text:p text:style-name="P30"><text:tab/>- Графовое представление — добавляет "черный ящик": мы не знаем, какие именно характеристики ряда попали в граф;</text:p>
      <text:p text:style-name="P30"/>
      <text:p text:style-name="P30"><text:tab/>В медицинских данных временные ряды собраны в неравномерные моменты времени (визиты к врачу, госпитализации). Классический DTW и Graph-Theoretic DTW игнорируют эту информацию, работая с равномерной шкалой индексов. Наш подход GDTW-Time явно учитывает реальные даты наблюдений через штрафную функцию.</text:p>
      <text:p text:style-name="P30"><text:soft-page-break/><text:tab/>Параметр γ позволяет клиницисту контролировать, насколько важна временная близость событий. При γ=0 мы получаем классический DTW (только значения), при γ&gt;0 добавляем временной контекст.</text:p>
      <text:p text:style-name="P30"/>
      <text:p text:style-name="P30">Ссылка на статью: <text:a xlink:type="simple" xlink:href="https://arxiv.org/pdf/1905.12893v1" text:style-name="Internet_20_link" text:visited-style-name="Visited_20_Internet_20_Link">https://arxiv.org/pdf/1905.12893v1</text:a></text:p>
      <text:p text:style-name="P30"/>
      <text:p text:style-name="P29">Почему такая абривиатура?</text:p>
      <text:p text:style-name="P40"><text:span text:style-name="Strong_20_Emphasis"><text:span text:style-name="T25"><text:tab/>GDTW — это название их программного пакета</text:span></text:span><text:span text:style-name="T30">, а не аббревиатура метода в заголовке. Авторы назвали свой пакет </text:span><text:span text:style-name="Strong_20_Emphasis"><text:span text:style-name="T25">GDTW </text:span></text:span><text:span text:style-name="T30">(сокращение от </text:span><text:span text:style-name="Strong_20_Emphasis"><text:span text:style-name="T25">G</text:span></text:span><text:span text:style-name="T30">eneral </text:span><text:span text:style-name="Strong_20_Emphasis"><text:span text:style-name="T25">D</text:span></text:span><text:span text:style-name="T30">ynamic </text:span><text:span text:style-name="Strong_20_Emphasis"><text:span text:style-name="T25">T</text:span></text:span><text:span text:style-name="T30">ime </text:span><text:span text:style-name="Strong_20_Emphasis"><text:span text:style-name="T25">W</text:span></text:span><text:span text:style-name="T30">arping или от названия их метода).</text:span></text:p>
      <text:p text:style-name="P73"><text:span text:style-name="Strong_20_Emphasis"><text:span text:style-name="T41">Сам метод в статье называется: </text:span></text:span><text:span text:style-name="T41">"A General Optimization Framework for Dynamic Time Warping" — то есть "Общая оптимизационная структура для динамической трансформации времени".</text:span></text:p>
      <text:p text:style-name="P74"><text:span text:style-name="Strong_20_Emphasis"><text:span text:style-name="T41">Но в научном сообществе </text:span></text:span><text:span text:style-name="T41">эту работу часто цитируют именно как GDTW, потому что:</text:span></text:p>
      <text:p text:style-name="P41">- Так назван доступный пакет</text:p>
      <text:p text:style-name="P41">- Это коротко и удобно</text:p>
      <text:p text:style-name="P41">- Статья развивает идеи "обобщенного DTW" (Generalized DTW)</text:p>
      <text:p text:style-name="P29"><text:span text:style-name="Strong_20_Emphasis"><text:span text:style-name="T4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9:25:17.367698150</meta:creation-date>
    <dc:date>2026-03-16T13:54:50.982945284</dc:date>
    <meta:editing-duration>PT7H38M59S</meta:editing-duration>
    <meta:editing-cycles>16</meta:editing-cycles>
    <meta:generator>LibreOffice/7.6.0.3$MacOSX_X86_64 LibreOffice_project/69edd8b8ebc41d00b4de3915dc82f8f0fc3b6265</meta:generator>
    <meta:document-statistic meta:table-count="0" meta:image-count="0" meta:object-count="0" meta:page-count="6" meta:paragraph-count="104" meta:word-count="1772" meta:character-count="13891" meta:non-whitespace-character-count="12202"/>
  </office:meta>
</office:document-meta>
</file>